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9325" officeooo:paragraph-rsid="0002932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9325" officeooo:paragraph-rsid="000293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6b1a" officeooo:paragraph-rsid="00036b1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9325" officeooo:paragraph-rsid="0002932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29325" officeooo:paragraph-rsid="0005a9f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9325" officeooo:paragraph-rsid="00082c5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36b1a" officeooo:paragraph-rsid="00036b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3f9ed" officeooo:paragraph-rsid="0003f9e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61ae9" officeooo:paragraph-rsid="00061ae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4b9c" officeooo:paragraph-rsid="0003f9e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2c59" officeooo:paragraph-rsid="00082c5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a9a73" officeooo:paragraph-rsid="000a9a7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c1898" officeooo:paragraph-rsid="00036b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c1898" officeooo:paragraph-rsid="000c1898" style:font-weight-asian="normal" style:font-weight-complex="normal"/>
    </style:style>
    <style:style style:name="T1" style:family="text">
      <style:text-properties officeooo:rsid="00036b1a"/>
    </style:style>
    <style:style style:name="T2" style:family="text">
      <style:text-properties officeooo:rsid="0003f9ed"/>
    </style:style>
    <style:style style:name="T3" style:family="text">
      <style:text-properties officeooo:rsid="0005a9fc"/>
    </style:style>
    <style:style style:name="T4" style:family="text">
      <style:text-properties officeooo:rsid="00061ae9"/>
    </style:style>
    <style:style style:name="T5" style:family="text">
      <style:text-properties officeooo:rsid="00064b9c"/>
    </style:style>
    <style:style style:name="T6" style:family="text">
      <style:text-properties officeooo:rsid="0007b5ab"/>
    </style:style>
    <style:style style:name="T7" style:family="text">
      <style:text-properties officeooo:rsid="00082c5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a9a73" style:font-weight-asian="bold" style:font-weight-complex="bold"/>
    </style:style>
    <style:style style:name="T10" style:family="text">
      <style:text-properties officeooo:rsid="0009afeb"/>
    </style:style>
    <style:style style:name="T11" style:family="text">
      <style:text-properties officeooo:rsid="000a9a73"/>
    </style:style>
    <style:style style:name="T12" style:family="text">
      <style:text-properties officeooo:rsid="000c43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aux – Couche Réseau</text:p>
      <text:p text:style-name="P1"/>
      <text:p text:style-name="P4"><text:span text:style-name="T8">Exercice 1 :</text:span> Parmi les adresses suivantes, regrouper celles ayant les mêmes sous-réseaux. Pour</text:p>
      <text:p text:style-name="P4">chaque sous-réseau, on notera son identifiant (networkID) </text:p>
      <text:p text:style-name="P4"/>
      <text:p text:style-name="P4">1. 192.168.196.10/24 ; a</text:p>
      <text:p text:style-name="P4">2. 192.168.197.10/24 ; seul</text:p>
      <text:p text:style-name="P4">3. 192.168.196.246/24 ; a</text:p>
      <text:p text:style-name="P4">4. 172.162.162.2/19 ; c <text:span text:style-name="T3">(172,162,160,0) </text:span><text:span text:style-name="T4">revoir</text:span></text:p>
      <text:p text:style-name="P5">5. 172.162.162.3/19 ; c <text:span text:style-name="T3">(172,162,160,0)</text:span></text:p>
      <text:p text:style-name="P5">6. 172.162.191.2/19 ; <text:span text:style-name="T3">c (172,162,160,0)</text:span></text:p>
      <text:p text:style-name="P4">7. 192.168.10.12/25 ; b</text:p>
      <text:p text:style-name="P4">8. 192.168.10.50/25 ; b</text:p>
      <text:p text:style-name="P4">9. 192.168.10.100/25 ; b</text:p>
      <text:p text:style-name="P5">10. 192.168.10.150/25 ; <text:span text:style-name="T3">d (</text:span>192.168.10.<text:span text:style-name="T3">128)</text:span></text:p>
      <text:p text:style-name="P4"/>
      <text:p text:style-name="P2">Exercice 2 :</text:p>
      <text:p text:style-name="P4"/>
      <text:p text:style-name="P6">1) <text:span text:style-name="T7">Le premier octet des machines est 1!m:luhjyuhbi92, soit 1100 0000, donc c’est un réseau de classe C (masque 255.255.255.0).</text:span></text:p>
      <text:p text:style-name="P6"/>
      <text:p text:style-name="P11"><text:tab/>192,168,12,6</text:p>
      <text:p text:style-name="P11">ET <text:s text:c="6"/>255,255,255,0</text:p>
      <text:p text:style-name="P6"/>
      <text:p text:style-name="P6">Adresse ip du réseau : 192.168.12.0</text:p>
      <text:p text:style-name="P4">2) 2⁸ - 2 (broadcast + reseau) <text:s/>25<text:span text:style-name="T7">4</text:span></text:p>
      <text:p text:style-name="P4">3) Adresse de diffusion : 192.168.12.25<text:span text:style-name="T7">5</text:span></text:p>
      <text:p text:style-name="P4"/>
      <text:p text:style-name="P11">Plage d’adresse IP adressable (Y SERA AU CONTROLE!!) :</text:p>
      <text:p text:style-name="P11"><text:tab/>192,168,12,1 à 192,168,12,254</text:p>
      <text:p text:style-name="P4"/>
      <text:p text:style-name="P2">Exercice 3 :</text:p>
      <text:p text:style-name="P4"><text:span text:style-name="T1">1) </text:span>2⁵ = 32 &gt; 25 <text:span text:style-name="T1">sous-réseaux</text:span></text:p>
      <text:p text:style-name="P4">42.0.0.0/8</text:p>
      <text:p text:style-name="P4"/>
      <text:p text:style-name="P7"><text:span text:style-name="T10">42 . (</text:span>0 0 <text:span text:style-name="T2">0</text:span> 0 0 | 0 0 0<text:span text:style-name="T10">)</text:span></text:p>
      <text:p text:style-name="P4"/>
      <text:p text:style-name="P7">4 premiers :</text:p>
      <text:p text:style-name="P7"><text:tab/>42.0.0.0/<text:span text:style-name="T10">13 (8+5)</text:span></text:p>
      <text:p text:style-name="P7"><text:tab/>42.<text:span text:style-name="T10">8</text:span>.0.<text:span text:style-name="T10">0</text:span>/<text:span text:style-name="T10">13</text:span></text:p>
      <text:p text:style-name="P7"><text:tab/>42.<text:span text:style-name="T10">16</text:span>.0.<text:span text:style-name="T10">0</text:span>/<text:span text:style-name="T10">13</text:span></text:p>
      <text:p text:style-name="P7"><text:tab/>42.<text:span text:style-name="T10">24</text:span>.0.<text:span text:style-name="T10">0</text:span>/<text:span text:style-name="T10">13</text:span></text:p>
      <text:p text:style-name="P7"/>
      <text:p text:style-name="P7">2 derniers :</text:p>
      <text:p text:style-name="P7"><text:tab/>42.<text:span text:style-name="T10">240</text:span>.0.<text:span text:style-name="T2">0</text:span></text:p>
      <text:p text:style-name="P7"><text:tab/>42.<text:span text:style-name="T10">248</text:span>.0.<text:span text:style-name="T10">0</text:span></text:p>
      <text:p text:style-name="P7"/>
      <text:p text:style-name="P12">Plage d’adresses attribuables :</text:p>
      <text:p text:style-name="P12">42.0.0.1 – 42.(0000 0 | 111).255.254 = 42.0.0.1 – 42.7.255.254 (broadcast = 42.7.255.255)</text:p>
      <text:p text:style-name="P12">42.8.0.1 – 42.15.255.254</text:p>
      <text:p text:style-name="P12">42.16.0.1 - 42.23.255.254 </text:p>
      <text:p text:style-name="P12">42.24.0.1 - 42.31.255.254 <text:s/>… 42.248.0.1 - 42.255.255.254</text:p>
      <text:p text:style-name="P7"><text:soft-page-break/>2) 2⁷ – <text:span text:style-name="T11">2 (broadcast et reseau)</text:span> = 12<text:span text:style-name="T11">6</text:span> &gt; 75 hôtes</text:p>
      <text:p text:style-name="P12">on a besoin de 7 bits pour représenter la partie hote donc il reste 1 bit pour la partie sous-réseau.</text:p>
      <text:p text:style-name="P7"/>
      <text:p text:style-name="P7">198.168.10.0<text:span text:style-name="T8"> / </text:span><text:span text:style-name="T9">24</text:span><text:span text:style-name="T11"> (A INDIQUER SI ON NOUS L’INDIQUE PAS)</text:span></text:p>
      <text:p text:style-name="P13"/>
      <text:p text:style-name="P7">0 <text:span text:style-name="T6">|</text:span> 0 0 0 0 0 0 0</text:p>
      <text:p text:style-name="P7"/>
      <text:p text:style-name="P14">Il y a deux sous réseaux :</text:p>
      <text:p text:style-name="P14"/>
      <text:p text:style-name="P14">192,168,10,0/25 et 192,168,10,128/<text:span text:style-name="T12">25</text:span></text:p>
      <text:p text:style-name="P7"/>
      <text:p text:style-name="P3"/>
      <text:p text:style-name="P3"><text:span text:style-name="T2">Exercice 4 :</text:span></text:p>
      <text:p text:style-name="P7"/>
      <text:p text:style-name="P7">1. 145.245.45.225</text:p>
      <text:p text:style-name="P7"/>
      <text:p text:style-name="P8">A) La classe d’adresse ; Classe B</text:p>
      <text:p text:style-name="P8">B) Le masque par défaut ; <text:span text:style-name="T3">255,255</text:span>.0.0</text:p>
      <text:p text:style-name="P8">C) L’adresse réseau ; 145,245,0,0</text:p>
      <text:p text:style-name="P8">D) Le masque augmenté pour identifier respectivement 15, 60 et 200 sous-réseaux ;</text:p>
      <text:p text:style-name="P9">- 255 , 255 , (1 1 1 1 | 0 0 0 0) , (0 0 0 0 0 0 0 0)</text:p>
      <text:p text:style-name="P9">- 255 , 255 , (1 1 1 1 1 1 | 0 0) , (0 0 0 0 0 0 0 0)</text:p>
      <text:p text:style-name="P9">- 255 , 255 , <text:span text:style-name="T5">(1 1 1 1 1 1 1 1)</text:span> , (0 0 0 0 0 0 0 0)</text:p>
      <text:p text:style-name="P10"/>
      <text:p text:style-name="P8">E) L’adresse du sous-réseau et son numéro ;</text:p>
      <text:p text:style-name="P8">F) Le numéro de la machine sur le sous-réseau ;</text:p>
      <text:p text:style-name="P8">G) Les intervalles d’adresses utilisables pour les 3 premiers sous-réseaux 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13:54:22.477000000</meta:creation-date>
    <dc:date>2024-02-07T15:55:29.313000000</dc:date>
    <meta:editing-duration>PT19M28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57" meta:word-count="386" meta:character-count="2075" meta:non-whitespace-character-count="1726"/>
  </office:meta>
</office:document-meta>
</file>